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Data_Summary" table:style-name="ta1">
        <table:table-column table:style-name="co1" table:number-columns-repeated="7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Gene </text:p>
          </table:table-cell>
          <table:table-cell table:style-name="ce1" office:value-type="string" calcext:value-type="string">
            <text:p>Mutation</text:p>
          </table:table-cell>
          <table:table-cell table:style-name="ce1" office:value-type="string" calcext:value-type="string">
            <text:p>Clinical Significance</text:p>
          </table:table-cell>
          <table:table-cell table:style-name="ce1" office:value-type="string" calcext:value-type="string">
            <text:p>Stability Change</text:p>
          </table:table-cell>
          <table:table-cell table:style-name="ce1" office:value-type="string" calcext:value-type="string">
            <text:p>Stability Class</text:p>
          </table:table-cell>
          <table:table-cell table:style-name="ce1" office:value-type="string" calcext:value-type="string">
            <text:p>Secondary Structure</text:p>
          </table:table-cell>
          <table:table-cell table:style-name="ce1" office:value-type="string" calcext:value-type="string">
            <text:p>Relative accessible surface area</text:p>
          </table:table-cell>
          <table:table-cell table:style-name="ce1" office:value-type="string" calcext:value-type="string">
            <text:p>JS Divergence</text:p>
          </table:table-cell>
          <table:table-cell table:style-name="ce1" office:value-type="string" calcext:value-type="string">
            <text:p>S Entropy</text:p>
          </table:table-cell>
          <table:table-cell table:style-name="ce1" office:value-type="string" calcext:value-type="string">
            <text:p>Sum Of Pairs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Pathogenic</text:p>
          </table:table-cell>
          <table:table-cell office:value-type="float" office:value="-0.0938" calcext:value-type="float">
            <text:p>-0.09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41375" calcext:value-type="float">
            <text:p>0.41375</text:p>
          </table:table-cell>
          <table:table-cell office:value-type="float" office:value="-0.57776" calcext:value-type="float">
            <text:p>-0.5777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58Q</text:p>
          </table:table-cell>
          <table:table-cell office:value-type="string" calcext:value-type="string">
            <text:p>Pathogenic</text:p>
          </table:table-cell>
          <table:table-cell office:value-type="float" office:value="-0.4933" calcext:value-type="float">
            <text:p>-0.4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3" calcext:value-type="float">
            <text:p>0.43</text:p>
          </table:table-cell>
          <table:table-cell office:value-type="float" office:value="0.66515" calcext:value-type="float">
            <text:p>0.66515</text:p>
          </table:table-cell>
          <table:table-cell office:value-type="float" office:value="0.46044" calcext:value-type="float">
            <text:p>0.46044</text:p>
          </table:table-cell>
          <table:table-cell office:value-type="float" office:value="1.98458" calcext:value-type="float">
            <text:p>1.9845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205K</text:p>
          </table:table-cell>
          <table:table-cell office:value-type="string" calcext:value-type="string">
            <text:p>Pathogenic</text:p>
          </table:table-cell>
          <table:table-cell office:value-type="float" office:value="-1.1888" calcext:value-type="float">
            <text:p>-1.18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float" office:value="0.77967" calcext:value-type="float">
            <text:p>0.77967</text:p>
          </table:table-cell>
          <table:table-cell office:value-type="float" office:value="0.81762" calcext:value-type="float">
            <text:p>0.81762</text:p>
          </table:table-cell>
          <table:table-cell office:value-type="float" office:value="3.3392" calcext:value-type="float">
            <text:p>3.339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M1179V</text:p>
          </table:table-cell>
          <table:table-cell office:value-type="string" calcext:value-type="string">
            <text:p>Benign</text:p>
          </table:table-cell>
          <table:table-cell office:value-type="float" office:value="0.1396" calcext:value-type="float">
            <text:p>0.13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float" office:value="0.48587" calcext:value-type="float">
            <text:p>0.48587</text:p>
          </table:table-cell>
          <table:table-cell office:value-type="float" office:value="0.26045" calcext:value-type="float">
            <text:p>0.26045</text:p>
          </table:table-cell>
          <table:table-cell office:value-type="float" office:value="-0.0323" calcext:value-type="float">
            <text:p>-0.032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P434S</text:p>
          </table:table-cell>
          <table:table-cell office:value-type="string" calcext:value-type="string">
            <text:p>Benign</text:p>
          </table:table-cell>
          <table:table-cell office:value-type="float" office:value="-1.0029" calcext:value-type="float">
            <text:p>-1.00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5" calcext:value-type="float">
            <text:p>0.25</text:p>
          </table:table-cell>
          <table:table-cell office:value-type="float" office:value="0.67964" calcext:value-type="float">
            <text:p>0.67964</text:p>
          </table:table-cell>
          <table:table-cell office:value-type="float" office:value="0.52525" calcext:value-type="float">
            <text:p>0.52525</text:p>
          </table:table-cell>
          <table:table-cell office:value-type="float" office:value="2.20281" calcext:value-type="float">
            <text:p>2.2028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543L</text:p>
          </table:table-cell>
          <table:table-cell office:value-type="string" calcext:value-type="string">
            <text:p>Pathogenic</text:p>
          </table:table-cell>
          <table:table-cell office:value-type="float" office:value="-0.1418" calcext:value-type="float">
            <text:p>-0.1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float" office:value="0.72954" calcext:value-type="float">
            <text:p>0.72954</text:p>
          </table:table-cell>
          <table:table-cell office:value-type="float" office:value="0.62205" calcext:value-type="float">
            <text:p>0.62205</text:p>
          </table:table-cell>
          <table:table-cell office:value-type="float" office:value="3.43458" calcext:value-type="float">
            <text:p>3.4345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186H</text:p>
          </table:table-cell>
          <table:table-cell office:value-type="string" calcext:value-type="string">
            <text:p>Pathogenic</text:p>
          </table:table-cell>
          <table:table-cell office:value-type="float" office:value="-1.9198" calcext:value-type="float">
            <text:p>-1.91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office:value-type="float" office:value="0.74517" calcext:value-type="float">
            <text:p>0.74517</text:p>
          </table:table-cell>
          <table:table-cell office:value-type="float" office:value="0.71407" calcext:value-type="float">
            <text:p>0.71407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L1213F</text:p>
          </table:table-cell>
          <table:table-cell office:value-type="string" calcext:value-type="string">
            <text:p>Pathogenic</text:p>
          </table:table-cell>
          <table:table-cell office:value-type="float" office:value="-0.8503" calcext:value-type="float">
            <text:p>-0.85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float" office:value="0.7174" calcext:value-type="float">
            <text:p>0.7174</text:p>
          </table:table-cell>
          <table:table-cell office:value-type="float" office:value="0.75604" calcext:value-type="float">
            <text:p>0.75604</text:p>
          </table:table-cell>
          <table:table-cell office:value-type="float" office:value="2.77228" calcext:value-type="float">
            <text:p>2.7722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89H</text:p>
          </table:table-cell>
          <table:table-cell office:value-type="string" calcext:value-type="string">
            <text:p>Pathogenic</text:p>
          </table:table-cell>
          <table:table-cell office:value-type="float" office:value="-1.5248" calcext:value-type="float">
            <text:p>-1.52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office:value-type="float" office:value="0.75068" calcext:value-type="float">
            <text:p>0.75068</text:p>
          </table:table-cell>
          <table:table-cell office:value-type="float" office:value="0.71087" calcext:value-type="float">
            <text:p>0.71087</text:p>
          </table:table-cell>
          <table:table-cell office:value-type="float" office:value="3.36156" calcext:value-type="float">
            <text:p>3.3615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775P</text:p>
          </table:table-cell>
          <table:table-cell office:value-type="string" calcext:value-type="string">
            <text:p>Pathogenic</text:p>
          </table:table-cell>
          <table:table-cell office:value-type="float" office:value="-1.3372" calcext:value-type="float">
            <text:p>-1.33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64084" calcext:value-type="float">
            <text:p>0.64084</text:p>
          </table:table-cell>
          <table:table-cell office:value-type="float" office:value="2.29099" calcext:value-type="float">
            <text:p>2.2909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61W</text:p>
          </table:table-cell>
          <table:table-cell office:value-type="string" calcext:value-type="string">
            <text:p>Pathogenic</text:p>
          </table:table-cell>
          <table:table-cell office:value-type="float" office:value="1.0907" calcext:value-type="float">
            <text:p>1.0907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float" office:value="0.68465" calcext:value-type="float">
            <text:p>0.68465</text:p>
          </table:table-cell>
          <table:table-cell office:value-type="float" office:value="0.48325" calcext:value-type="float">
            <text:p>0.48325</text:p>
          </table:table-cell>
          <table:table-cell office:value-type="float" office:value="2.44738" calcext:value-type="float">
            <text:p>2.4473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G911S</text:p>
          </table:table-cell>
          <table:table-cell office:value-type="string" calcext:value-type="string">
            <text:p>Benign</text:p>
          </table:table-cell>
          <table:table-cell office:value-type="float" office:value="-0.3538" calcext:value-type="float">
            <text:p>-0.35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float" office:value="0.67455" calcext:value-type="float">
            <text:p>0.67455</text:p>
          </table:table-cell>
          <table:table-cell office:value-type="float" office:value="0.48835" calcext:value-type="float">
            <text:p>0.48835</text:p>
          </table:table-cell>
          <table:table-cell office:value-type="float" office:value="-0.48591" calcext:value-type="float">
            <text:p>-0.4859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34Q</text:p>
          </table:table-cell>
          <table:table-cell office:value-type="string" calcext:value-type="string">
            <text:p>Pathogenic</text:p>
          </table:table-cell>
          <table:table-cell office:value-type="float" office:value="-0.377" calcext:value-type="float">
            <text:p>-0.3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5942" calcext:value-type="float">
            <text:p>0.65942</text:p>
          </table:table-cell>
          <table:table-cell office:value-type="float" office:value="0.39509" calcext:value-type="float">
            <text:p>0.39509</text:p>
          </table:table-cell>
          <table:table-cell office:value-type="float" office:value="0.92301" calcext:value-type="float">
            <text:p>0.9230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77Y</text:p>
          </table:table-cell>
          <table:table-cell office:value-type="string" calcext:value-type="string">
            <text:p>Pathogenic</text:p>
          </table:table-cell>
          <table:table-cell office:value-type="float" office:value="-0.8518" calcext:value-type="float">
            <text:p>-0.851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56778" calcext:value-type="float">
            <text:p>0.56778</text:p>
          </table:table-cell>
          <table:table-cell office:value-type="float" office:value="3.14152" calcext:value-type="float">
            <text:p>3.1415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1007A</text:p>
          </table:table-cell>
          <table:table-cell office:value-type="string" calcext:value-type="string">
            <text:p>Pathogenic</text:p>
          </table:table-cell>
          <table:table-cell office:value-type="float" office:value="-1.0796" calcext:value-type="float">
            <text:p>-1.07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float" office:value="0.75813" calcext:value-type="float">
            <text:p>0.75813</text:p>
          </table:table-cell>
          <table:table-cell office:value-type="float" office:value="0.69144" calcext:value-type="float">
            <text:p>0.69144</text:p>
          </table:table-cell>
          <table:table-cell office:value-type="float" office:value="4.44218" calcext:value-type="float">
            <text:p>4.4421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978C</text:p>
          </table:table-cell>
          <table:table-cell office:value-type="string" calcext:value-type="string">
            <text:p>Pathogenic</text:p>
          </table:table-cell>
          <table:table-cell office:value-type="float" office:value="0.2418" calcext:value-type="float">
            <text:p>0.24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float" office:value="0.70493" calcext:value-type="float">
            <text:p>0.70493</text:p>
          </table:table-cell>
          <table:table-cell office:value-type="float" office:value="0.47396" calcext:value-type="float">
            <text:p>0.47396</text:p>
          </table:table-cell>
          <table:table-cell office:value-type="float" office:value="2.62423" calcext:value-type="float">
            <text:p>2.6242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P237S</text:p>
          </table:table-cell>
          <table:table-cell office:value-type="string" calcext:value-type="string">
            <text:p>Pathogenic</text:p>
          </table:table-cell>
          <table:table-cell office:value-type="float" office:value="-0.758" calcext:value-type="float">
            <text:p>-0.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float" office:value="0.62605" calcext:value-type="float">
            <text:p>0.62605</text:p>
          </table:table-cell>
          <table:table-cell office:value-type="float" office:value="0.41423" calcext:value-type="float">
            <text:p>0.41423</text:p>
          </table:table-cell>
          <table:table-cell office:value-type="float" office:value="2.53753" calcext:value-type="float">
            <text:p>2.5375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148I</text:p>
          </table:table-cell>
          <table:table-cell office:value-type="string" calcext:value-type="string">
            <text:p>Pathogenic</text:p>
          </table:table-cell>
          <table:table-cell office:value-type="float" office:value="-0.1732" calcext:value-type="float">
            <text:p>-0.1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float" office:value="0.59854" calcext:value-type="float">
            <text:p>0.59854</text:p>
          </table:table-cell>
          <table:table-cell office:value-type="float" office:value="0.29004" calcext:value-type="float">
            <text:p>0.29004</text:p>
          </table:table-cell>
          <table:table-cell office:value-type="float" office:value="1.52292" calcext:value-type="float">
            <text:p>1.5229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D501V</text:p>
          </table:table-cell>
          <table:table-cell office:value-type="string" calcext:value-type="string">
            <text:p>Pathogenic</text:p>
          </table:table-cell>
          <table:table-cell office:value-type="float" office:value="0.2313" calcext:value-type="float">
            <text:p>0.23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float" office:value="0.56751" calcext:value-type="float">
            <text:p>0.56751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1.19769" calcext:value-type="float">
            <text:p>1.1976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A183T</text:p>
          </table:table-cell>
          <table:table-cell office:value-type="string" calcext:value-type="string">
            <text:p>Benign</text:p>
          </table:table-cell>
          <table:table-cell office:value-type="float" office:value="-0.3375" calcext:value-type="float">
            <text:p>-0.3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float" office:value="0.57517" calcext:value-type="float">
            <text:p>0.57517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-0.56895" calcext:value-type="float">
            <text:p>-0.5689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950M</text:p>
          </table:table-cell>
          <table:table-cell office:value-type="string" calcext:value-type="string">
            <text:p>Pathogenic</text:p>
          </table:table-cell>
          <table:table-cell office:value-type="float" office:value="-1.1978" calcext:value-type="float">
            <text:p>-1.1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float" office:value="0.60554" calcext:value-type="float">
            <text:p>0.60554</text:p>
          </table:table-cell>
          <table:table-cell office:value-type="float" office:value="0.37323" calcext:value-type="float">
            <text:p>0.37323</text:p>
          </table:table-cell>
          <table:table-cell office:value-type="float" office:value="1.86017" calcext:value-type="float">
            <text:p>1.86017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726T</text:p>
          </table:table-cell>
          <table:table-cell office:value-type="string" calcext:value-type="string">
            <text:p>Pathogenic</text:p>
          </table:table-cell>
          <table:table-cell office:value-type="float" office:value="-1.4711" calcext:value-type="float">
            <text:p>-1.47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office:value-type="float" office:value="0.68605" calcext:value-type="float">
            <text:p>0.68605</text:p>
          </table:table-cell>
          <table:table-cell office:value-type="float" office:value="0.47794" calcext:value-type="float">
            <text:p>0.47794</text:p>
          </table:table-cell>
          <table:table-cell office:value-type="float" office:value="1.47024" calcext:value-type="float">
            <text:p>1.4702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1274W</text:p>
          </table:table-cell>
          <table:table-cell office:value-type="string" calcext:value-type="string">
            <text:p>Pathogenic</text:p>
          </table:table-cell>
          <table:table-cell office:value-type="float" office:value="-0.9294" calcext:value-type="float">
            <text:p>-0.929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6" calcext:value-type="float">
            <text:p>0.6</text:p>
          </table:table-cell>
          <table:table-cell office:value-type="float" office:value="0.46571" calcext:value-type="float">
            <text:p>0.46571</text:p>
          </table:table-cell>
          <table:table-cell office:value-type="float" office:value="0.12309" calcext:value-type="float">
            <text:p>0.12309</text:p>
          </table:table-cell>
          <table:table-cell office:value-type="float" office:value="-0.71224" calcext:value-type="float">
            <text:p>-0.7122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54L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float" office:value="0.70636" calcext:value-type="float">
            <text:p>0.70636</text:p>
          </table:table-cell>
          <table:table-cell office:value-type="float" office:value="0.58632" calcext:value-type="float">
            <text:p>0.58632</text:p>
          </table:table-cell>
          <table:table-cell office:value-type="float" office:value="2.61128" calcext:value-type="float">
            <text:p>2.6112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685T</text:p>
          </table:table-cell>
          <table:table-cell office:value-type="string" calcext:value-type="string">
            <text:p>Pathogenic</text:p>
          </table:table-cell>
          <table:table-cell office:value-type="float" office:value="-1.3808" calcext:value-type="float">
            <text:p>-1.38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float" office:value="0.69172" calcext:value-type="float">
            <text:p>0.69172</text:p>
          </table:table-cell>
          <table:table-cell office:value-type="float" office:value="0.57136" calcext:value-type="float">
            <text:p>0.57136</text:p>
          </table:table-cell>
          <table:table-cell office:value-type="float" office:value="0.95265" calcext:value-type="float">
            <text:p>0.9526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940L</text:p>
          </table:table-cell>
          <table:table-cell office:value-type="string" calcext:value-type="string">
            <text:p>Pathogenic</text:p>
          </table:table-cell>
          <table:table-cell office:value-type="float" office:value="-0.2742" calcext:value-type="float">
            <text:p>-0.2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float" office:value="0.67577" calcext:value-type="float">
            <text:p>0.67577</text:p>
          </table:table-cell>
          <table:table-cell office:value-type="float" office:value="0.46065" calcext:value-type="float">
            <text:p>0.46065</text:p>
          </table:table-cell>
          <table:table-cell office:value-type="float" office:value="2.83926" calcext:value-type="float">
            <text:p>2.8392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S1169R</text:p>
          </table:table-cell>
          <table:table-cell office:value-type="string" calcext:value-type="string">
            <text:p>Pathogenic</text:p>
          </table:table-cell>
          <table:table-cell office:value-type="float" office:value="0.3823" calcext:value-type="float">
            <text:p>0.38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float" office:value="0.73353" calcext:value-type="float">
            <text:p>0.73353</text:p>
          </table:table-cell>
          <table:table-cell office:value-type="float" office:value="0.65571" calcext:value-type="float">
            <text:p>0.65571</text:p>
          </table:table-cell>
          <table:table-cell office:value-type="float" office:value="2.08623" calcext:value-type="float">
            <text:p>2.0862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404Q</text:p>
          </table:table-cell>
          <table:table-cell office:value-type="string" calcext:value-type="string">
            <text:p>Pathogenic</text:p>
          </table:table-cell>
          <table:table-cell office:value-type="float" office:value="-0.7188" calcext:value-type="float">
            <text:p>-0.71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float" office:value="0.81327" calcext:value-type="float">
            <text:p>0.81327</text:p>
          </table:table-cell>
          <table:table-cell office:value-type="float" office:value="0.81819" calcext:value-type="float">
            <text:p>0.81819</text:p>
          </table:table-cell>
          <table:table-cell office:value-type="float" office:value="3.58285" calcext:value-type="float">
            <text:p>3.58285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R</text:p>
          </table:table-cell>
          <table:table-cell office:value-type="string" calcext:value-type="string">
            <text:p>Pathogenic</text:p>
          </table:table-cell>
          <table:table-cell office:value-type="float" office:value="0.5657" calcext:value-type="float">
            <text:p>0.565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float" office:value="0.62501" calcext:value-type="float">
            <text:p>0.62501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-0.84154" calcext:value-type="float">
            <text:p>-0.8415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G992W</text:p>
          </table:table-cell>
          <table:table-cell office:value-type="string" calcext:value-type="string">
            <text:p>Pathogenic</text:p>
          </table:table-cell>
          <table:table-cell office:value-type="float" office:value="-0.4169" calcext:value-type="float">
            <text:p>-0.41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float" office:value="0.62501" calcext:value-type="float">
            <text:p>0.62501</text:p>
          </table:table-cell>
          <table:table-cell office:value-type="float" office:value="0.48423" calcext:value-type="float">
            <text:p>0.48423</text:p>
          </table:table-cell>
          <table:table-cell office:value-type="float" office:value="-0.84154" calcext:value-type="float">
            <text:p>-0.84154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Y1088C</text:p>
          </table:table-cell>
          <table:table-cell office:value-type="string" calcext:value-type="string">
            <text:p>Pathogenic</text:p>
          </table:table-cell>
          <table:table-cell office:value-type="float" office:value="-2.3322" calcext:value-type="float">
            <text:p>-2.33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float" office:value="0.81289" calcext:value-type="float">
            <text:p>0.81289</text:p>
          </table:table-cell>
          <table:table-cell office:value-type="float" office:value="0.77083" calcext:value-type="float">
            <text:p>0.77083</text:p>
          </table:table-cell>
          <table:table-cell office:value-type="float" office:value="4.92866" calcext:value-type="float">
            <text:p>4.9286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Q928P</text:p>
          </table:table-cell>
          <table:table-cell office:value-type="string" calcext:value-type="string">
            <text:p>Pathogenic</text:p>
          </table:table-cell>
          <table:table-cell office:value-type="float" office:value="-0.4017" calcext:value-type="float">
            <text:p>-0.40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float" office:value="0.56051" calcext:value-type="float">
            <text:p>0.56051</text:p>
          </table:table-cell>
          <table:table-cell office:value-type="float" office:value="0.26119" calcext:value-type="float">
            <text:p>0.26119</text:p>
          </table:table-cell>
          <table:table-cell office:value-type="float" office:value="-1.0629" calcext:value-type="float">
            <text:p>-1.062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R518Q</text:p>
          </table:table-cell>
          <table:table-cell office:value-type="string" calcext:value-type="string">
            <text:p>Pathogenic</text:p>
          </table:table-cell>
          <table:table-cell office:value-type="float" office:value="-0.1194" calcext:value-type="float">
            <text:p>-0.11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35163" calcext:value-type="float">
            <text:p>0.35163</text:p>
          </table:table-cell>
          <table:table-cell office:value-type="float" office:value="-0.0402" calcext:value-type="float">
            <text:p>-0.040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R1266Q</text:p>
          </table:table-cell>
          <table:table-cell office:value-type="string" calcext:value-type="string">
            <text:p>Benign</text:p>
          </table:table-cell>
          <table:table-cell office:value-type="float" office:value="0.2963" calcext:value-type="float">
            <text:p>0.29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6" calcext:value-type="float">
            <text:p>0.66</text:p>
          </table:table-cell>
          <table:table-cell office:value-type="float" office:value="0.54034" calcext:value-type="float">
            <text:p>0.54034</text:p>
          </table:table-cell>
          <table:table-cell office:value-type="float" office:value="0.19051" calcext:value-type="float">
            <text:p>0.19051</text:p>
          </table:table-cell>
          <table:table-cell office:value-type="float" office:value="-0.30262" calcext:value-type="float">
            <text:p>-0.3026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E1089K</text:p>
          </table:table-cell>
          <table:table-cell office:value-type="string" calcext:value-type="string">
            <text:p>Pathogenic</text:p>
          </table:table-cell>
          <table:table-cell office:value-type="float" office:value="0.0753" calcext:value-type="float">
            <text:p>0.0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9" calcext:value-type="float">
            <text:p>0.19</text:p>
          </table:table-cell>
          <table:table-cell office:value-type="float" office:value="0.76412" calcext:value-type="float">
            <text:p>0.76412</text:p>
          </table:table-cell>
          <table:table-cell office:value-type="float" office:value="0.75208" calcext:value-type="float">
            <text:p>0.75208</text:p>
          </table:table-cell>
          <table:table-cell office:value-type="float" office:value="3.62493" calcext:value-type="float">
            <text:p>3.62493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54T</text:p>
          </table:table-cell>
          <table:table-cell office:value-type="string" calcext:value-type="string">
            <text:p>Pathogenic</text:p>
          </table:table-cell>
          <table:table-cell office:value-type="float" office:value="-0.9961" calcext:value-type="float">
            <text:p>-0.9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float" office:value="0.72282" calcext:value-type="float">
            <text:p>0.72282</text:p>
          </table:table-cell>
          <table:table-cell office:value-type="float" office:value="0.67961" calcext:value-type="float">
            <text:p>0.67961</text:p>
          </table:table-cell>
          <table:table-cell office:value-type="float" office:value="3.03642" calcext:value-type="float">
            <text:p>3.0364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1035V</text:p>
          </table:table-cell>
          <table:table-cell office:value-type="string" calcext:value-type="string">
            <text:p>Pathogenic</text:p>
          </table:table-cell>
          <table:table-cell office:value-type="float" office:value="0.3518" calcext:value-type="float">
            <text:p>0.351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float" office:value="0.74869" calcext:value-type="float">
            <text:p>0.74869</text:p>
          </table:table-cell>
          <table:table-cell office:value-type="float" office:value="0.75954" calcext:value-type="float">
            <text:p>0.75954</text:p>
          </table:table-cell>
          <table:table-cell office:value-type="float" office:value="3.27541" calcext:value-type="float">
            <text:p>3.2754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table:style-name="ce2" office:value-type="string" calcext:value-type="string">
            <text:p>R646H</text:p>
          </table:table-cell>
          <table:table-cell office:value-type="string" calcext:value-type="string">
            <text:p>Benign</text:p>
          </table:table-cell>
          <table:table-cell office:value-type="float" office:value="-0.0908" calcext:value-type="float">
            <text:p>-0.09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18786" calcext:value-type="float">
            <text:p>0.18786</text:p>
          </table:table-cell>
          <table:table-cell office:value-type="float" office:value="-1.06246" calcext:value-type="float">
            <text:p>-1.06246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A926V</text:p>
          </table:table-cell>
          <table:table-cell office:value-type="string" calcext:value-type="string">
            <text:p>Pathogenic</text:p>
          </table:table-cell>
          <table:table-cell office:value-type="float" office:value="0.0154" calcext:value-type="float">
            <text:p>0.01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float" office:value="0.67283" calcext:value-type="float">
            <text:p>0.67283</text:p>
          </table:table-cell>
          <table:table-cell office:value-type="float" office:value="0.51135" calcext:value-type="float">
            <text:p>0.51135</text:p>
          </table:table-cell>
          <table:table-cell office:value-type="float" office:value="2.01359" calcext:value-type="float">
            <text:p>2.0135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T1036M</text:p>
          </table:table-cell>
          <table:table-cell office:value-type="string" calcext:value-type="string">
            <text:p>Pathogenic</text:p>
          </table:table-cell>
          <table:table-cell office:value-type="float" office:value="-0.1555" calcext:value-type="float">
            <text:p>-0.15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float" office:value="0.74477" calcext:value-type="float">
            <text:p>0.74477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2.63589" calcext:value-type="float">
            <text:p>2.63589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378A</text:p>
          </table:table-cell>
          <table:table-cell office:value-type="string" calcext:value-type="string">
            <text:p>Pathogenic</text:p>
          </table:table-cell>
          <table:table-cell office:value-type="float" office:value="-0.5337" calcext:value-type="float">
            <text:p>-0.533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float" office:value="0.74901" calcext:value-type="float">
            <text:p>0.74901</text:p>
          </table:table-cell>
          <table:table-cell office:value-type="float" office:value="0.71957" calcext:value-type="float">
            <text:p>0.71957</text:p>
          </table:table-cell>
          <table:table-cell office:value-type="float" office:value="3.96392" calcext:value-type="float">
            <text:p>3.96392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V889M</text:p>
          </table:table-cell>
          <table:table-cell office:value-type="string" calcext:value-type="string">
            <text:p>Pathogenic</text:p>
          </table:table-cell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float" office:value="0.81203" calcext:value-type="float">
            <text:p>0.81203</text:p>
          </table:table-cell>
          <table:table-cell office:value-type="float" office:value="0.92178" calcext:value-type="float">
            <text:p>0.92178</text:p>
          </table:table-cell>
          <table:table-cell office:value-type="float" office:value="4.55931" calcext:value-type="float">
            <text:p>4.55931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I1061T</text:p>
          </table:table-cell>
          <table:table-cell office:value-type="string" calcext:value-type="string">
            <text:p>Pathogenic</text:p>
          </table:table-cell>
          <table:table-cell office:value-type="float" office:value="-1.8333" calcext:value-type="float">
            <text:p>-1.83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float" office:value="0.62787" calcext:value-type="float">
            <text:p>0.62787</text:p>
          </table:table-cell>
          <table:table-cell office:value-type="float" office:value="0.46529" calcext:value-type="float">
            <text:p>0.46529</text:p>
          </table:table-cell>
          <table:table-cell office:value-type="float" office:value="2.53898" calcext:value-type="float">
            <text:p>2.53898</text:p>
          </table:table-cell>
        </table:table-row>
        <table:table-row table:style-name="ro1">
          <table:table-cell office:value-type="string" calcext:value-type="string">
            <text:p>NPC1</text:p>
          </table:table-cell>
          <table:table-cell office:value-type="string" calcext:value-type="string">
            <text:p>C113R</text:p>
          </table:table-cell>
          <table:table-cell office:value-type="string" calcext:value-type="string">
            <text:p>Pathogenic</text:p>
          </table:table-cell>
          <table:table-cell office:value-type="float" office:value="-2.1301" calcext:value-type="float">
            <text:p>-2.1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float" office:value="0.82418" calcext:value-type="float">
            <text:p>0.82418</text:p>
          </table:table-cell>
          <table:table-cell office:value-type="float" office:value="0.81126" calcext:value-type="float">
            <text:p>0.81126</text:p>
          </table:table-cell>
          <table:table-cell office:value-type="float" office:value="5.90963" calcext:value-type="float">
            <text:p>5.90963</text:p>
          </table:table-cell>
        </table:table-row>
      </table:table>
      <table:table table:name="Ranked_Conservation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113R</text:p>
          </table:table-cell>
          <table:table-cell office:value-type="float" office:value="-7.54507" calcext:value-type="float">
            <text:p>-7.54507</text:p>
          </table:table-cell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-6.51238" calcext:value-type="float">
            <text:p>-6.51238</text:p>
          </table:table-cell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-6.29312" calcext:value-type="float">
            <text:p>-6.29312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-5.89175" calcext:value-type="float">
            <text:p>-5.89175</text:p>
          </table:table-cell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-5.4325" calcext:value-type="float">
            <text:p>-5.4325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-5.21431" calcext:value-type="float">
            <text:p>-5.21431</text:p>
          </table:table-cell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-5.14113" calcext:value-type="float">
            <text:p>-5.14113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-4.93649" calcext:value-type="float">
            <text:p>-4.93649</text:p>
          </table:table-cell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-4.82311" calcext:value-type="float">
            <text:p>-4.82311</text:p>
          </table:table-cell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-4.78617" calcext:value-type="float">
            <text:p>-4.78617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-4.78364" calcext:value-type="float">
            <text:p>-4.78364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-4.62424" calcext:value-type="float">
            <text:p>-4.62424</text:p>
          </table:table-cell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-4.43885" calcext:value-type="float">
            <text:p>-4.43885</text:p>
          </table:table-cell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-4.38651" calcext:value-type="float">
            <text:p>-4.38651</text:p>
          </table:table-cell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-4.24572" calcext:value-type="float">
            <text:p>-4.24572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-4.03717" calcext:value-type="float">
            <text:p>-4.03717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-3.97568" calcext:value-type="float">
            <text:p>-3.97568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-3.90396" calcext:value-type="float">
            <text:p>-3.90396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-3.80312" calcext:value-type="float">
            <text:p>-3.80312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-3.70153" calcext:value-type="float">
            <text:p>-3.70153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-3.63214" calcext:value-type="float">
            <text:p>-3.63214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-3.61528" calcext:value-type="float">
            <text:p>-3.61528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-3.57781" calcext:value-type="float">
            <text:p>-3.57781</text:p>
          </table:table-cell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-3.47547" calcext:value-type="float">
            <text:p>-3.47547</text:p>
          </table:table-cell>
        </table:table-row>
        <table:table-row table:style-name="ro1">
          <table:table-cell table:style-name="ce2" office:value-type="string" calcext:value-type="string">
            <text:p>P434S</text:p>
          </table:table-cell>
          <table:table-cell office:value-type="float" office:value="-3.4077" calcext:value-type="float">
            <text:p>-3.4077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-3.19777" calcext:value-type="float">
            <text:p>-3.19777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-3.11017" calcext:value-type="float">
            <text:p>-3.11017</text:p>
          </table:table-cell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-2.83894" calcext:value-type="float">
            <text:p>-2.83894</text:p>
          </table:table-cell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-2.63423" calcext:value-type="float">
            <text:p>-2.63423</text:p>
          </table:table-cell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-2.4115" calcext:value-type="float">
            <text:p>-2.4115</text:p>
          </table:table-cell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-2.21573" calcext:value-type="float">
            <text:p>-2.21573</text:p>
          </table:table-cell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-2.02148" calcext:value-type="float">
            <text:p>-2.02148</text:p>
          </table:table-cell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-1.97752" calcext:value-type="float">
            <text:p>-1.97752</text:p>
          </table:table-cell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-0.94277" calcext:value-type="float">
            <text:p>-0.94277</text:p>
          </table:table-cell>
        </table:table-row>
        <table:table-row table:style-name="ro1">
          <table:table-cell table:style-name="ce2" office:value-type="string" calcext:value-type="string">
            <text:p>M1179V</text:p>
          </table:table-cell>
          <table:table-cell office:value-type="float" office:value="-0.71402" calcext:value-type="float">
            <text:p>-0.71402</text:p>
          </table:table-cell>
        </table:table-row>
        <table:table-row table:style-name="ro1">
          <table:table-cell table:style-name="ce2" office:value-type="string" calcext:value-type="string">
            <text:p>G911S</text:p>
          </table:table-cell>
          <table:table-cell office:value-type="float" office:value="-0.67699" calcext:value-type="float">
            <text:p>-0.67699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-0.49938" calcext:value-type="float">
            <text:p>-0.49938</text:p>
          </table:table-cell>
        </table:table-row>
        <table:table-row table:style-name="ro1">
          <table:table-cell table:style-name="ce2" office:value-type="string" calcext:value-type="string">
            <text:p>R1266Q</text:p>
          </table:table-cell>
          <table:table-cell office:value-type="float" office:value="-0.42823" calcext:value-type="float">
            <text:p>-0.42823</text:p>
          </table:table-cell>
        </table:table-row>
        <table:table-row table:style-name="ro1">
          <table:table-cell table:style-name="ce2" office:value-type="string" calcext:value-type="string">
            <text:p>A183T</text:p>
          </table:table-cell>
          <table:table-cell office:value-type="float" office:value="-0.33289" calcext:value-type="float">
            <text:p>-0.33289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-0.2677" calcext:value-type="float">
            <text:p>-0.2677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-0.2677" calcext:value-type="float">
            <text:p>-0.2677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0.12344" calcext:value-type="float">
            <text:p>0.12344</text:p>
          </table:table-cell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2412" calcext:value-type="float">
            <text:p>0.2412</text:p>
          </table:table-cell>
        </table:table-row>
        <table:table-row table:style-name="ro1">
          <table:table-cell table:style-name="ce2" office:value-type="string" calcext:value-type="string">
            <text:p>R646H</text:p>
          </table:table-cell>
          <table:table-cell office:value-type="float" office:value="0.31437" calcext:value-type="float">
            <text:p>0.31437</text:p>
          </table:table-cell>
        </table:table-row>
      </table:table>
      <table:table table:name="Ranked_Prote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1088C</text:p>
          </table:table-cell>
          <table:table-cell office:value-type="float" office:value="-2.1722" calcext:value-type="float">
            <text:p>-2.1722</text:p>
          </table:table-cell>
        </table:table-row>
        <table:table-row table:style-name="ro1">
          <table:table-cell office:value-type="string" calcext:value-type="string">
            <text:p>C113R</text:p>
          </table:table-cell>
          <table:table-cell office:value-type="float" office:value="-2.0201" calcext:value-type="float">
            <text:p>-2.0201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-1.7298" calcext:value-type="float">
            <text:p>-1.7298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-1.7233" calcext:value-type="float">
            <text:p>-1.7233</text:p>
          </table:table-cell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-1.3048" calcext:value-type="float">
            <text:p>-1.3048</text:p>
          </table:table-cell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-1.2008" calcext:value-type="float">
            <text:p>-1.2008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-1.1872" calcext:value-type="float">
            <text:p>-1.1872</text:p>
          </table:table-cell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-1.1435" calcext:value-type="float">
            <text:p>-1.1435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-1.1088" calcext:value-type="float">
            <text:p>-1.1088</text:p>
          </table:table-cell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-1.0778" calcext:value-type="float">
            <text:p>-1.0778</text:p>
          </table:table-cell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-1.0311" calcext:value-type="float">
            <text:p>-1.0311</text:p>
          </table:table-cell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-0.9761" calcext:value-type="float">
            <text:p>-0.9761</text:p>
          </table:table-cell>
        </table:table-row>
        <table:table-row table:style-name="ro1">
          <table:table-cell table:style-name="ce2" office:value-type="string" calcext:value-type="string">
            <text:p>P434S</text:p>
          </table:table-cell>
          <table:table-cell office:value-type="float" office:value="-0.7529" calcext:value-type="float">
            <text:p>-0.7529</text:p>
          </table:table-cell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-0.7303" calcext:value-type="float">
            <text:p>-0.7303</text:p>
          </table:table-cell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-0.7218" calcext:value-type="float">
            <text:p>-0.7218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-0.7096" calcext:value-type="float">
            <text:p>-0.7096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-0.3294" calcext:value-type="float">
            <text:p>-0.3294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-0.308" calcext:value-type="float">
            <text:p>-0.308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-0.2888" calcext:value-type="float">
            <text:p>-0.2888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-0.2442" calcext:value-type="float">
            <text:p>-0.2442</text:p>
          </table:table-cell>
        </table:table-row>
        <table:table-row table:style-name="ro1">
          <table:table-cell table:style-name="ce2" office:value-type="string" calcext:value-type="string">
            <text:p>A183T</text:p>
          </table:table-cell>
          <table:table-cell office:value-type="float" office:value="-0.2075" calcext:value-type="float">
            <text:p>-0.2075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-0.1869" calcext:value-type="float">
            <text:p>-0.1869</text:p>
          </table:table-cell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-0.1737" calcext:value-type="float">
            <text:p>-0.1737</text:p>
          </table:table-cell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-0.1232" calcext:value-type="float">
            <text:p>-0.1232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-0.0942" calcext:value-type="float">
            <text:p>-0.0942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-0.0633" calcext:value-type="float">
            <text:p>-0.0633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-0.0355" calcext:value-type="float">
            <text:p>-0.0355</text:p>
          </table:table-cell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-0.017" calcext:value-type="float">
            <text:p>-0.017</text:p>
          </table:table-cell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table:style-name="ce2" office:value-type="string" calcext:value-type="string">
            <text:p>G911S</text:p>
          </table:table-cell>
          <table:table-cell office:value-type="float" office:value="0.0762" calcext:value-type="float">
            <text:p>0.0762</text:p>
          </table:table-cell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1083" calcext:value-type="float">
            <text:p>0.1083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0.1654" calcext:value-type="float">
            <text:p>0.1654</text:p>
          </table:table-cell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0.2506" calcext:value-type="float">
            <text:p>0.2506</text:p>
          </table:table-cell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1">
          <table:table-cell table:style-name="ce2" office:value-type="string" calcext:value-type="string">
            <text:p>R646H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0.4118" calcext:value-type="float">
            <text:p>0.4118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4162" calcext:value-type="float">
            <text:p>0.4162</text:p>
          </table:table-cell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0.4723" calcext:value-type="float">
            <text:p>0.4723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0.6318" calcext:value-type="float">
            <text:p>0.6318</text:p>
          </table:table-cell>
        </table:table-row>
        <table:table-row table:style-name="ro1">
          <table:table-cell table:style-name="ce2" office:value-type="string" calcext:value-type="string">
            <text:p>M1179V</text:p>
          </table:table-cell>
          <table:table-cell office:value-type="float" office:value="0.7196" calcext:value-type="float">
            <text:p>0.7196</text:p>
          </table:table-cell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0.7213" calcext:value-type="float">
            <text:p>0.7213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7957" calcext:value-type="float">
            <text:p>0.7957</text:p>
          </table:table-cell>
        </table:table-row>
        <table:table-row table:style-name="ro1">
          <table:table-cell table:style-name="ce2" office:value-type="string" calcext:value-type="string">
            <text:p>R1266Q</text:p>
          </table:table-cell>
          <table:table-cell office:value-type="float" office:value="0.9563" calcext:value-type="float">
            <text:p>0.9563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1.6607" calcext:value-type="float">
            <text:p>1.6607</text:p>
          </table:table-cell>
        </table:table-row>
      </table:table>
      <table:table table:name="Ranked_Combined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C113R</text:p>
          </table:table-cell>
          <table:table-cell office:value-type="float" office:value="-9.56517" calcext:value-type="float">
            <text:p>-9.56517</text:p>
          </table:table-cell>
        </table:table-row>
        <table:table-row table:style-name="ro1">
          <table:table-cell office:value-type="string" calcext:value-type="string">
            <text:p>Y1088C</text:p>
          </table:table-cell>
          <table:table-cell office:value-type="float" office:value="-8.68458" calcext:value-type="float">
            <text:p>-8.68458</text:p>
          </table:table-cell>
        </table:table-row>
        <table:table-row table:style-name="ro1">
          <table:table-cell office:value-type="string" calcext:value-type="string">
            <text:p>V889M</text:p>
          </table:table-cell>
          <table:table-cell office:value-type="float" office:value="-7.43662" calcext:value-type="float">
            <text:p>-7.43662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-6.60135" calcext:value-type="float">
            <text:p>-6.60135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-6.35404" calcext:value-type="float">
            <text:p>-6.35404</text:p>
          </table:table-cell>
        </table:table-row>
        <table:table-row table:style-name="ro1">
          <table:table-cell office:value-type="string" calcext:value-type="string">
            <text:p>R789H</text:p>
          </table:table-cell>
          <table:table-cell office:value-type="float" office:value="-6.12791" calcext:value-type="float">
            <text:p>-6.1279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-6.04529" calcext:value-type="float">
            <text:p>-6.04529</text:p>
          </table:table-cell>
        </table:table-row>
        <table:table-row table:style-name="ro1">
          <table:table-cell office:value-type="string" calcext:value-type="string">
            <text:p>V378A</text:p>
          </table:table-cell>
          <table:table-cell office:value-type="float" office:value="-5.6062" calcext:value-type="float">
            <text:p>-5.6062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-5.50311" calcext:value-type="float">
            <text:p>-5.50311</text:p>
          </table:table-cell>
        </table:table-row>
        <table:table-row table:style-name="ro1">
          <table:table-cell office:value-type="string" calcext:value-type="string">
            <text:p>A1054T</text:p>
          </table:table-cell>
          <table:table-cell office:value-type="float" office:value="-5.41495" calcext:value-type="float">
            <text:p>-5.41495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-5.35544" calcext:value-type="float">
            <text:p>-5.35544</text:p>
          </table:table-cell>
        </table:table-row>
        <table:table-row table:style-name="ro1">
          <table:table-cell office:value-type="string" calcext:value-type="string">
            <text:p>C177Y</text:p>
          </table:table-cell>
          <table:table-cell office:value-type="float" office:value="-5.10831" calcext:value-type="float">
            <text:p>-5.10831</text:p>
          </table:table-cell>
        </table:table-row>
        <table:table-row table:style-name="ro1">
          <table:table-cell office:value-type="string" calcext:value-type="string">
            <text:p>L1213F</text:p>
          </table:table-cell>
          <table:table-cell office:value-type="float" office:value="-4.97602" calcext:value-type="float">
            <text:p>-4.97602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-4.88873" calcext:value-type="float">
            <text:p>-4.88873</text:p>
          </table:table-cell>
        </table:table-row>
        <table:table-row table:style-name="ro1">
          <table:table-cell office:value-type="string" calcext:value-type="string">
            <text:p>E1089K</text:p>
          </table:table-cell>
          <table:table-cell office:value-type="float" office:value="-4.87583" calcext:value-type="float">
            <text:p>-4.87583</text:p>
          </table:table-cell>
        </table:table-row>
        <table:table-row table:style-name="ro1">
          <table:table-cell office:value-type="string" calcext:value-type="string">
            <text:p>P543L</text:p>
          </table:table-cell>
          <table:table-cell office:value-type="float" office:value="-4.73797" calcext:value-type="float">
            <text:p>-4.73797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-4.37184" calcext:value-type="float">
            <text:p>-4.37184</text:p>
          </table:table-cell>
        </table:table-row>
        <table:table-row table:style-name="ro1">
          <table:table-cell table:style-name="ce2" office:value-type="string" calcext:value-type="string">
            <text:p>P434S</text:p>
          </table:table-cell>
          <table:table-cell office:value-type="float" office:value="-4.1606" calcext:value-type="float">
            <text:p>-4.1606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-4.14816" calcext:value-type="float">
            <text:p>-4.14816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-4.07267" calcext:value-type="float">
            <text:p>-4.07267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-4.06988" calcext:value-type="float">
            <text:p>-4.06988</text:p>
          </table:table-cell>
        </table:table-row>
        <table:table-row table:style-name="ro1">
          <table:table-cell office:value-type="string" calcext:value-type="string">
            <text:p>V950M</text:p>
          </table:table-cell>
          <table:table-cell office:value-type="float" office:value="-3.91674" calcext:value-type="float">
            <text:p>-3.91674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-3.88581" calcext:value-type="float">
            <text:p>-3.88581</text:p>
          </table:table-cell>
        </table:table-row>
        <table:table-row table:style-name="ro1">
          <table:table-cell office:value-type="string" calcext:value-type="string">
            <text:p>R726T</text:p>
          </table:table-cell>
          <table:table-cell office:value-type="float" office:value="-3.66533" calcext:value-type="float">
            <text:p>-3.66533</text:p>
          </table:table-cell>
        </table:table-row>
        <table:table-row table:style-name="ro1">
          <table:table-cell office:value-type="string" calcext:value-type="string">
            <text:p>I685T</text:p>
          </table:table-cell>
          <table:table-cell office:value-type="float" office:value="-3.41653" calcext:value-type="float">
            <text:p>-3.41653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-3.17347" calcext:value-type="float">
            <text:p>-3.17347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-3.17132" calcext:value-type="float">
            <text:p>-3.17132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-3.03237" calcext:value-type="float">
            <text:p>-3.03237</text:p>
          </table:table-cell>
        </table:table-row>
        <table:table-row table:style-name="ro1">
          <table:table-cell office:value-type="string" calcext:value-type="string">
            <text:p>S1169R</text:p>
          </table:table-cell>
          <table:table-cell office:value-type="float" office:value="-3.00317" calcext:value-type="float">
            <text:p>-3.00317</text:p>
          </table:table-cell>
        </table:table-row>
        <table:table-row table:style-name="ro1">
          <table:table-cell office:value-type="string" calcext:value-type="string">
            <text:p>V148I</text:p>
          </table:table-cell>
          <table:table-cell office:value-type="float" office:value="-2.5347" calcext:value-type="float">
            <text:p>-2.5347</text:p>
          </table:table-cell>
        </table:table-row>
        <table:table-row table:style-name="ro1">
          <table:table-cell office:value-type="string" calcext:value-type="string">
            <text:p>R934Q</text:p>
          </table:table-cell>
          <table:table-cell office:value-type="float" office:value="-1.99452" calcext:value-type="float">
            <text:p>-1.99452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-1.95458" calcext:value-type="float">
            <text:p>-1.95458</text:p>
          </table:table-cell>
        </table:table-row>
        <table:table-row table:style-name="ro1">
          <table:table-cell office:value-type="string" calcext:value-type="string">
            <text:p>D501V</text:p>
          </table:table-cell>
          <table:table-cell office:value-type="float" office:value="-1.30018" calcext:value-type="float">
            <text:p>-1.30018</text:p>
          </table:table-cell>
        </table:table-row>
        <table:table-row table:style-name="ro1">
          <table:table-cell office:value-type="string" calcext:value-type="string">
            <text:p>R518Q</text:p>
          </table:table-cell>
          <table:table-cell office:value-type="float" office:value="-0.69217" calcext:value-type="float">
            <text:p>-0.69217</text:p>
          </table:table-cell>
        </table:table-row>
        <table:table-row table:style-name="ro1">
          <table:table-cell table:style-name="ce2" office:value-type="string" calcext:value-type="string">
            <text:p>G911S</text:p>
          </table:table-cell>
          <table:table-cell office:value-type="float" office:value="-0.60079" calcext:value-type="float">
            <text:p>-0.60079</text:p>
          </table:table-cell>
        </table:table-row>
        <table:table-row table:style-name="ro1">
          <table:table-cell table:style-name="ce2" office:value-type="string" calcext:value-type="string">
            <text:p>A183T</text:p>
          </table:table-cell>
          <table:table-cell office:value-type="float" office:value="-0.54039" calcext:value-type="float">
            <text:p>-0.54039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-0.4546" calcext:value-type="float">
            <text:p>-0.4546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office:value-type="float" office:value="-0.20596" calcext:value-type="float">
            <text:p>-0.20596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-0.0831799999999999" calcext:value-type="float">
            <text:p>-0.08318</text:p>
          </table:table-cell>
        </table:table-row>
        <table:table-row table:style-name="ro1">
          <table:table-cell table:style-name="ce2" office:value-type="string" calcext:value-type="string">
            <text:p>M1179V</text:p>
          </table:table-cell>
          <table:table-cell office:value-type="float" office:value="0.00557999999999997" calcext:value-type="float">
            <text:p>0.00558</text:p>
          </table:table-cell>
        </table:table-row>
        <table:table-row table:style-name="ro1">
          <table:table-cell office:value-type="string" calcext:value-type="string">
            <text:p>Q928P</text:p>
          </table:table-cell>
          <table:table-cell office:value-type="float" office:value="0.3495" calcext:value-type="float">
            <text:p>0.3495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table:style-name="ce2" office:value-type="string" calcext:value-type="string">
            <text:p>R1266Q</text:p>
          </table:table-cell>
          <table:table-cell office:value-type="float" office:value="0.52807" calcext:value-type="float">
            <text:p>0.52807</text:p>
          </table:table-cell>
        </table:table-row>
        <table:table-row table:style-name="ro1">
          <table:table-cell table:style-name="ce2" office:value-type="string" calcext:value-type="string">
            <text:p>R646H</text:p>
          </table:table-cell>
          <table:table-cell office:value-type="float" office:value="0.69357" calcext:value-type="float">
            <text:p>0.69357</text:p>
          </table:table-cell>
        </table:table-row>
      </table:table>
      <table:named-expressions/>
      <table:database-ranges>
        <table:database-range table:name="__Anonymous_Sheet_DB__1" table:target-range-address="Ranked_Conservation.A1:Ranked_Conservation.B4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Ranked_Protein.A1:Ranked_Protein.B44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Ranked_Combined.A1:Ranked_Combined.B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8" loext:min-decimal-places="8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7-11T14:32:03.718516777</meta:creation-date>
    <dc:date>2016-07-11T20:26:34.753150481</dc:date>
    <dc:creator>Jamie </dc:creator>
    <meta:editing-duration>PT14M</meta:editing-duration>
    <meta:editing-cycles>4</meta:editing-cycles>
    <meta:generator>LibreOffice/5.0.6.2$Linux_X86_64 LibreOffice_project/00m0$Build-2</meta:generator>
    <meta:document-statistic meta:table-count="4" meta:cell-count="714" meta:object-count="0"/>
  </office:meta>
</office:document-meta>
</file>